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6bfb" officeooo:paragraph-rsid="00016bf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16bfb" officeooo:paragraph-rsid="00016bf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16bfb" officeooo:paragraph-rsid="00016bf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6:</text:p>
      <text:p text:style-name="P2">Discussion topics:</text:p>
      <text:p text:style-name="P3">- Leg uit hoe, en waarom, we Active Learning gebruiken om data sneller te labellen (bv via <text:s/>een MachineLearning-human-in-the-loop-approach).</text:p>
      <text:p text:style-name="P3">- Leg uit waarom het soms aangewezen is om, eerder dan voor een grote hoeveelheid labelled data, voor meer quality (tov quantity) van labelled data te gaan.</text:p>
      <text:p text:style-name="P3">- Leg de verschillende stappen van het kwaliteitsvol labellen van data, via een Active Learning approach, uit. Leg ook uit waarom de querying stap hierin zo cruciaal is.</text:p>
      <text:p text:style-name="P3">- Leg kort uit wat model distillation betekent (of knowledge distillation) in de context van Edge computing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8:32:41.570362603</meta:creation-date>
    <dc:date>2019-10-22T08:36:13.135959338</dc:date>
    <meta:editing-duration>PT3M3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96" meta:character-count="601" meta:non-whitespace-character-count="510"/>
  </office:meta>
</office:document-meta>
</file>